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338" officeooo:paragraph-rsid="001a13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ción Reglada</text:p>
      <text:p text:style-name="P1">FP I Rama Administrativa: <text:s/>Cursado en los años 1991-93 en el I. P. Do Deza.</text:p>
      <text:p text:style-name="P1">FP II Técnico Administrativo: <text:s/>Cursado en los años 1993-95 en el I. P. Do Deza</text:p>
      <text:p text:style-name="P1">Diplomada en Empresariales: <text:s/>Cursados en los años 1995-99 en la E. E. Empresariales de Vigo. <text:s/>Especialización en Marketing.</text:p>
      <text:p text:style-name="P1">Formación No Reglada</text:p>
      <text:p text:style-name="P1">Curso de Ofimática: <text:s/>Cursado en 1999, con duración de 108 horas en el Instituto Galego de Formación según diploma adjunto. <text:s/>Las materias fueron:</text:p>
      <text:p text:style-name="P1">Microsoft Windows 98</text:p>
      <text:p text:style-name="P1">Microsoft Office 2000 (Word, Excel, Access, PowerPoint)</text:p>
      <text:p text:style-name="P1">Internet Explorer (navegación, búsqueda de información, correo electrónico, etc.)</text:p>
      <text:p text:style-name="P1">Cursillo de Mecanografía: <text:s/>Cursado este verano, con duración de 25 horas en la academia Meca-Rapid, alcanzando una velocidad de 200 p.p.m.</text:p>
      <text:p text:style-name="P1">Experiencia Laboral</text:p>
      <text:p text:style-name="P1">14 Junio 1995 – 17 Agosto 1995: <text:s/>Prácticas en empresas en el almacén de frutas Gómez de Vigo. <text:s/>Cargo ocupado: <text:s/>Auxiliar administrativa.</text:p>
      <text:p text:style-name="P1">16 Octubre 1998 – 31 Diciembre 1998: <text:s/>Camarera en Telepizza c/ Travesía Vigo, nº 14.</text:p>
      <text:p text:style-name="P1">1 Febrero 1999 – 1 Abril 1999: <text:s/>Auxiliar Administrativa con contrato con la E.T.T. Umano, desarrollando mi trabajo en Talleres Escudero, sito en la c/ Extremadura de Vigo. <text:s/>Manejo de Contabilidad, atención de llamadask, manejo del programa FacturaPl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09:48:54.813000000</meta:creation-date>
    <dc:date>2014-02-26T09:49:33.248000000</dc:date>
    <meta:editing-duration>P0D</meta:editing-duration>
    <meta:editing-cycles>1</meta:editing-cycles>
    <meta:document-statistic meta:table-count="0" meta:image-count="0" meta:object-count="0" meta:page-count="1" meta:paragraph-count="14" meta:word-count="190" meta:character-count="1241" meta:non-whitespace-character-count="1049"/>
    <meta:generator>LibreOffice/4.2.0.4$Windows_x86 LibreOffice_project/05dceb5d363845f2cf968344d7adab8dcfb2ba71</meta:generator>
  </office:meta>
</office:document-meta>
</file>